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name-asian="ＭＳ ゴシック" style:font-size-asian="15pt" style:language-asian="ja" style:country-asian="JP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ＭＳ Ｐゴシック" fo:font-size="10.5pt" style:text-underline-style="none" fo:font-weight="normal" style:font-name-asian="ＭＳ Ｐゴシック" style:font-size-asian="10.5pt" style:language-asian="ja" style:country-asian="JP" style:font-weight-asian="normal" style:font-size-complex="10.5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ＭＳ Ｐゴシック" fo:font-size="10.5pt" style:text-underline-style="none" fo:font-weight="normal" style:font-name-asian="ＭＳ Ｐゴシック" style:font-size-asian="10.5pt" style:language-asian="ja" style:country-asian="JP" style:font-weight-asian="normal" style:font-size-complex="10.5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外部エンコーダーによる配信について</text:p>
      <text:p text:style-name="P1"/>
      <text:p text:style-name="P2">外部エンコーダーで配信する場合、配信を行う前に下記の設定を行って下さい。</text:p>
      <text:p text:style-name="P2"/>
      <text:list xml:id="list39303932" text:style-name="L1">
        <text:list-item>
          <text:p text:style-name="P3">Adobe Flash Media Live Encoderをインストールしてください。<text:line-break/>「C:\Program Files\Adobe\Flash Media Live Encoder 3.1\FMLECmd.exe」</text:p>
          <text:p text:style-name="P3">があることを確認してください。<text:line-break/></text:p>
        </text:list-item>
        <text:list-item>
          <text:p text:style-name="P3">Adobe Flash Media Live Encoderを起動し、配信可能な設定を行って下さい。<text:line-break/>その後、FileメニューのSave Profileを選択し、NicoLive.exeと同じディレクトリに<text:line-break/>”nicovideo_fme.xml”という名前で保存してください。<text:line-break/></text:p>
        </text:list-item>
        <text:list-item>
          <text:p text:style-name="P3">NicoLive.exeの設定パネルを開き、「外部エンコーダーを利用する」をチェックします。</text:p>
        </text:list-item>
      </text:list>
      <text:p text:style-name="P2"/>
      <text:p text:style-name="P2"/>
      <text:p text:style-name="P2">以上の設定を行った後、配信すると、自動で外部エンコーダーによる配信が始まります。</text:p>
      <text:p text:style-name="P2"/>
      <text:p text:style-name="P2">FMLE.Cmd.exeのエラーログ等は、My Documentsフォルダ内のMy Videoフォルダ内に作成されます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0.176cm solid #000000" fo:border-right="none" fo:border-top="none" fo:border-bottom="0.018cm solid #000000" style:shadow="none"/>
      <style:text-properties fo:font-size="80%" fo:font-weight="bold" style:font-size-asian="80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6M16S</meta:editing-duration>
    <meta:editing-cycles>7</meta:editing-cycles>
    <meta:generator>OpenOffice.org/3.2$Win32 OpenOffice.org_project/320m12$Build-9483</meta:generator>
    <dc:date>2010-06-20T19:20:36.56</dc:date>
    <meta:document-statistic meta:table-count="0" meta:image-count="0" meta:object-count="0" meta:page-count="1" meta:paragraph-count="8" meta:word-count="156" meta:character-count="470"/>
    <meta:user-defined meta:name="Info 1"/>
    <meta:user-defined meta:name="Info 2"/>
    <meta:user-defined meta:name="Info 3"/>
    <meta:user-defined meta:name="Info 4"/>
  </office:meta>
</office:document-meta>
</file>